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list-style-name="L1">
      <style:text-properties officeooo:rsid="000a9fc0" officeooo:paragraph-rsid="000a9fc0"/>
    </style:style>
    <style:style style:name="P3" style:family="paragraph" style:parent-style-name="Standard">
      <style:text-properties officeooo:rsid="000a9fc0" officeooo:paragraph-rsid="000a9fc0"/>
    </style:style>
    <style:style style:name="P4" style:family="paragraph" style:parent-style-name="Standard">
      <style:text-properties officeooo:rsid="000d6646" officeooo:paragraph-rsid="000d6646"/>
    </style:style>
    <style:style style:name="P5" style:family="paragraph" style:parent-style-name="Standard">
      <style:text-properties officeooo:rsid="000e5d7a" officeooo:paragraph-rsid="000e5d7a"/>
    </style:style>
    <style:style style:name="P6" style:family="paragraph" style:parent-style-name="Standard" style:list-style-name="L2">
      <style:text-properties officeooo:rsid="000e5d7a" officeooo:paragraph-rsid="000e5d7a"/>
    </style:style>
    <style:style style:name="P7" style:family="paragraph" style:parent-style-name="Standard">
      <style:text-properties officeooo:rsid="00105d4a" officeooo:paragraph-rsid="00105d4a"/>
    </style:style>
    <style:style style:name="P8" style:family="paragraph" style:parent-style-name="Standard">
      <style:text-properties officeooo:rsid="00118440" officeooo:paragraph-rsid="00118440"/>
    </style:style>
    <style:style style:name="P9" style:family="paragraph" style:parent-style-name="Standard">
      <style:paragraph-properties fo:break-before="page"/>
      <style:text-properties officeooo:rsid="000d6646" officeooo:paragraph-rsid="000d6646"/>
    </style:style>
    <style:style style:name="P10" style:family="paragraph" style:parent-style-name="Table_20_Contents">
      <style:text-properties officeooo:rsid="00105d4a" officeooo:paragraph-rsid="00105d4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6930344039506541203" text:style-name="L1">
        <text:list-item>
          <text:p text:style-name="P2">Resultado 1</text:p>
        </text:list-item>
        <text:list-item>
          <text:p text:style-name="P2">Resultado 2</text:p>
        </text:list-item>
        <text:list-item>
          <text:p text:style-name="P2">Resultado 3</text:p>
        </text:list-item>
        <text:list-item>
          <text:p text:style-name="P2">Resultado 4</text:p>
        </text:list-item>
        <text:list-item>
          <text:p text:style-name="P2">Resultado 5</text:p>
        </text:list-item>
        <text:list-item>
          <text:p text:style-name="P2">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text:span> el ruido por acople de línea se observa claramente. Por lo cual se decide seguir trabajando con los sensores ópticos, para lo cual se debe proyectar el diseño de una pieza mecánica para la sujeción de<text:span text:style-name="T1">l sensor</text:span> y la placa que contenga el sensor.</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Por lo cual los siguientes ensayos deberían ser adquiridos en lapsos temporales mayores a 2,5 se<text:span text:style-name="T1">gundos que permite la visualización del espectro con una definición de 0,167 Hz</text:span></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ispersión de fundamentales</text:p>
      <text:p text:style-name="P1">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Repetibilidad de ensayos</text:p>
      <text:p text:style-name="P1">Se encontró una variabilidad en los picos de la frecuencia fundamental que da que pensar en la repetibilidad de los ensayos.</text:p>
      <text:p text:style-name="P1"/>
      <text:p text:style-name="P1">Conclusión de dispersión y repetibilidad.</text:p>
      <text:p text:style-name="P1"/>
      <text:p text:style-name="P9">Planificación de próximos ensayos</text:p>
      <text:p text:style-name="P4"/>
      <text:p text:style-name="P4">Dispersión</text:p>
      <text:p text:style-name="P4">Debería poder verificar a través de la repetición de ensayos cual es la dispersión de la frecuencia de la fundamental y obtener un valor de dispersión para cada rotor en cuanto a sus variables de frecuencia y amplitud de la oscilación fundamental.</text:p>
      <text:p text:style-name="P4"/>
      <text:p text:style-name="P4">Repetibilidad</text:p>
      <text:p text:style-name="P4">Debería poder verificar luego de cuanto tiempo de funcionamiento en régimen de oscilación el balanceo da valores similares en frecuencia y amplitud.</text:p>
      <text:p text:style-name="P4"/>
      <text:p text:style-name="P4">Ruido de acople de línea</text:p>
      <text:p text:style-name="P4">Debería plantear estrategias para mitigar este efecto de manera que la detección de desbalanceo no se vea afectada por este fenómeno.</text:p>
      <text:p text:style-name="P4"/>
      <text:p text:style-name="P4">Ensayo <text:span text:style-name="T2">próximo</text:span></text:p>
      <text:p text:style-name="P5">Control de adquisición</text:p>
      <text:p text:style-name="P5">Voy a tomar muestras del balanceo en determinados luego de un tiempo transcurrido de funcionamiento del balanceo. Los lapsos de espera serán los siguientes:</text:p>
      <text:list xml:id="list2045945391869354412" text:style-name="L2">
        <text:list-item>
          <text:p text:style-name="P6">0 segundos</text:p>
        </text:list-item>
        <text:list-item>
          <text:p text:style-name="P6">10 segundos</text:p>
        </text:list-item>
        <text:list-item>
          <text:p text:style-name="P6">20 segundos</text:p>
        </text:list-item>
        <text:list-item>
          <text:p text:style-name="P6">30 segundos</text:p>
        </text:list-item>
        <text:list-item>
          <text:p text:style-name="P6">40 segundos</text:p>
        </text:list-item>
      </text:list>
      <text:p text:style-name="P5"/>
      <text:p text:style-name="P5">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5"/>
      <text:p text:style-name="P7">La idea del ensayo es poder obtener que lapso de tiempo se debe esperar para que los datos registrados sean repetibles y lo menos dispersos posible.</text:p>
      <text:p text:style-name="P7"/>
      <text:p text:style-name="P7">Por último se buscará verificar el funcionamiento del filtro de línea a diseñar. Tengo para proponer un circuito notch de manera de quitar la mayor parte de la energía en el acople.</text:p>
      <text:p text:style-name="P7"/>
      <text:p text:style-name="P7">Configuraciones de ensayos para cada rotor</text:p>
      <text:p text:style-name="P7"/>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10">1</text:p>
          </table:table-cell>
          <table:table-cell table:style-name="Tabla1.A2" office:value-type="string">
            <text:p text:style-name="P10">1</text:p>
          </table:table-cell>
          <table:table-cell table:style-name="Tabla1.A2" office:value-type="string">
            <text:p text:style-name="P10">0</text:p>
          </table:table-cell>
          <table:table-cell table:style-name="Tabla1.D2" office:value-type="string">
            <text:p text:style-name="P10">0</text:p>
          </table:table-cell>
        </table:table-row>
        <table:table-row>
          <table:table-cell table:style-name="Tabla1.A2" office:value-type="string">
            <text:p text:style-name="P10">2</text:p>
          </table:table-cell>
          <table:table-cell table:style-name="Tabla1.A2" office:value-type="string">
            <text:p text:style-name="P10">1</text:p>
          </table:table-cell>
          <table:table-cell table:style-name="Tabla1.A2" office:value-type="string">
            <text:p text:style-name="P10">10</text:p>
          </table:table-cell>
          <table:table-cell table:style-name="Tabla1.D2" office:value-type="string">
            <text:p text:style-name="P10">0</text:p>
          </table:table-cell>
        </table:table-row>
        <table:table-row>
          <table:table-cell table:style-name="Tabla1.A2" office:value-type="string">
            <text:p text:style-name="P10">3</text:p>
          </table:table-cell>
          <table:table-cell table:style-name="Tabla1.A2" office:value-type="string">
            <text:p text:style-name="P10">1</text:p>
          </table:table-cell>
          <table:table-cell table:style-name="Tabla1.A2" office:value-type="string">
            <text:p text:style-name="P10">20</text:p>
          </table:table-cell>
          <table:table-cell table:style-name="Tabla1.D2" office:value-type="string">
            <text:p text:style-name="P10">0</text:p>
          </table:table-cell>
        </table:table-row>
        <table:table-row>
          <table:table-cell table:style-name="Tabla1.A2" office:value-type="string">
            <text:p text:style-name="P10">4</text:p>
          </table:table-cell>
          <table:table-cell table:style-name="Tabla1.A2" office:value-type="string">
            <text:p text:style-name="P10">1</text:p>
          </table:table-cell>
          <table:table-cell table:style-name="Tabla1.A2" office:value-type="string">
            <text:p text:style-name="P10">30</text:p>
          </table:table-cell>
          <table:table-cell table:style-name="Tabla1.D2" office:value-type="string">
            <text:p text:style-name="P10">0</text:p>
          </table:table-cell>
        </table:table-row>
        <table:table-row>
          <table:table-cell table:style-name="Tabla1.A2" office:value-type="string">
            <text:p text:style-name="P10">5</text:p>
          </table:table-cell>
          <table:table-cell table:style-name="Tabla1.A2" office:value-type="string">
            <text:p text:style-name="P10">1</text:p>
          </table:table-cell>
          <table:table-cell table:style-name="Tabla1.A2" office:value-type="string">
            <text:p text:style-name="P10">40</text:p>
          </table:table-cell>
          <table:table-cell table:style-name="Tabla1.D2" office:value-type="string">
            <text:p text:style-name="P10">0</text:p>
          </table:table-cell>
        </table:table-row>
        <table:table-row>
          <table:table-cell table:style-name="Tabla1.A2" office:value-type="string">
            <text:p text:style-name="P10">6</text:p>
          </table:table-cell>
          <table:table-cell table:style-name="Tabla1.A2" office:value-type="string">
            <text:p text:style-name="P10">1</text:p>
          </table:table-cell>
          <table:table-cell table:style-name="Tabla1.A2" office:value-type="string">
            <text:p text:style-name="P10">0</text:p>
          </table:table-cell>
          <table:table-cell table:style-name="Tabla1.D2" office:value-type="string">
            <text:p text:style-name="P10">1</text:p>
          </table:table-cell>
        </table:table-row>
        <table:table-row>
          <table:table-cell table:style-name="Tabla1.A2" office:value-type="string">
            <text:p text:style-name="P10">7</text:p>
          </table:table-cell>
          <table:table-cell table:style-name="Tabla1.A2" office:value-type="string">
            <text:p text:style-name="P10">1</text:p>
          </table:table-cell>
          <table:table-cell table:style-name="Tabla1.A2" office:value-type="string">
            <text:p text:style-name="P10">10</text:p>
          </table:table-cell>
          <table:table-cell table:style-name="Tabla1.D2" office:value-type="string">
            <text:p text:style-name="P10">1</text:p>
          </table:table-cell>
        </table:table-row>
        <table:table-row>
          <table:table-cell table:style-name="Tabla1.A2" office:value-type="string">
            <text:p text:style-name="P10">8</text:p>
          </table:table-cell>
          <table:table-cell table:style-name="Tabla1.A2" office:value-type="string">
            <text:p text:style-name="P10">1</text:p>
          </table:table-cell>
          <table:table-cell table:style-name="Tabla1.A2" office:value-type="string">
            <text:p text:style-name="P10">20</text:p>
          </table:table-cell>
          <table:table-cell table:style-name="Tabla1.D2" office:value-type="string">
            <text:p text:style-name="P10">1</text:p>
          </table:table-cell>
        </table:table-row>
        <table:table-row>
          <table:table-cell table:style-name="Tabla1.A2" office:value-type="string">
            <text:p text:style-name="P10">9</text:p>
          </table:table-cell>
          <table:table-cell table:style-name="Tabla1.A2" office:value-type="string">
            <text:p text:style-name="P10">1</text:p>
          </table:table-cell>
          <table:table-cell table:style-name="Tabla1.A2" office:value-type="string">
            <text:p text:style-name="P10">30</text:p>
          </table:table-cell>
          <table:table-cell table:style-name="Tabla1.D2" office:value-type="string">
            <text:p text:style-name="P10">1</text:p>
          </table:table-cell>
        </table:table-row>
        <table:table-row>
          <table:table-cell table:style-name="Tabla1.A2" office:value-type="string">
            <text:p text:style-name="P10">10</text:p>
          </table:table-cell>
          <table:table-cell table:style-name="Tabla1.A2" office:value-type="string">
            <text:p text:style-name="P10">1</text:p>
          </table:table-cell>
          <table:table-cell table:style-name="Tabla1.A2" office:value-type="string">
            <text:p text:style-name="P10">40</text:p>
          </table:table-cell>
          <table:table-cell table:style-name="Tabla1.D2" office:value-type="string">
            <text:p text:style-name="P10">1</text:p>
          </table:table-cell>
        </table:table-row>
        <text:soft-page-break/>
        <table:table-row>
          <table:table-cell table:style-name="Tabla1.A2" office:value-type="string">
            <text:p text:style-name="P10">11</text:p>
          </table:table-cell>
          <table:table-cell table:style-name="Tabla1.A2" office:value-type="string">
            <text:p text:style-name="P10">1</text:p>
          </table:table-cell>
          <table:table-cell table:style-name="Tabla1.A2" office:value-type="string">
            <text:p text:style-name="P10">0</text:p>
          </table:table-cell>
          <table:table-cell table:style-name="Tabla1.D2" office:value-type="string">
            <text:p text:style-name="P10">2</text:p>
          </table:table-cell>
        </table:table-row>
        <table:table-row>
          <table:table-cell table:style-name="Tabla1.A2" office:value-type="string">
            <text:p text:style-name="P10">12</text:p>
          </table:table-cell>
          <table:table-cell table:style-name="Tabla1.A2" office:value-type="string">
            <text:p text:style-name="P10">1</text:p>
          </table:table-cell>
          <table:table-cell table:style-name="Tabla1.A2" office:value-type="string">
            <text:p text:style-name="P10">10</text:p>
          </table:table-cell>
          <table:table-cell table:style-name="Tabla1.D2" office:value-type="string">
            <text:p text:style-name="P10">2</text:p>
          </table:table-cell>
        </table:table-row>
        <table:table-row>
          <table:table-cell table:style-name="Tabla1.A2" office:value-type="string">
            <text:p text:style-name="P10">13</text:p>
          </table:table-cell>
          <table:table-cell table:style-name="Tabla1.A2" office:value-type="string">
            <text:p text:style-name="P10">1</text:p>
          </table:table-cell>
          <table:table-cell table:style-name="Tabla1.A2" office:value-type="string">
            <text:p text:style-name="P10">20</text:p>
          </table:table-cell>
          <table:table-cell table:style-name="Tabla1.D2" office:value-type="string">
            <text:p text:style-name="P10">2</text:p>
          </table:table-cell>
        </table:table-row>
        <table:table-row>
          <table:table-cell table:style-name="Tabla1.A2" office:value-type="string">
            <text:p text:style-name="P10">14</text:p>
          </table:table-cell>
          <table:table-cell table:style-name="Tabla1.A2" office:value-type="string">
            <text:p text:style-name="P10">1</text:p>
          </table:table-cell>
          <table:table-cell table:style-name="Tabla1.A2" office:value-type="string">
            <text:p text:style-name="P10">30</text:p>
          </table:table-cell>
          <table:table-cell table:style-name="Tabla1.D2" office:value-type="string">
            <text:p text:style-name="P10">2</text:p>
          </table:table-cell>
        </table:table-row>
        <table:table-row>
          <table:table-cell table:style-name="Tabla1.A2" office:value-type="string">
            <text:p text:style-name="P10">15</text:p>
          </table:table-cell>
          <table:table-cell table:style-name="Tabla1.A2" office:value-type="string">
            <text:p text:style-name="P10">1</text:p>
          </table:table-cell>
          <table:table-cell table:style-name="Tabla1.A2" office:value-type="string">
            <text:p text:style-name="P10">40</text:p>
          </table:table-cell>
          <table:table-cell table:style-name="Tabla1.D2" office:value-type="string">
            <text:p text:style-name="P10">2</text:p>
          </table:table-cell>
        </table:table-row>
      </table:table>
      <text:p text:style-name="P7"/>
      <text:p text:style-name="P8">Es decir que para cada rotor se tiene que relevar 15 tomas. Y de esas tomas se debe analizar el resultado de cada una de las tomas agrupándolas en principio por rotor y luego por lapso de tiempo para realizar la toma.</text:p>
      <text:p text:style-name="P8">Como resultado inicial se debería obtener la comparación para los mismos lapsos de tiempo (y rotor) de frecuencia y amplitud.</text:p>
      <text:p text:style-name="P8">Luego comparar este resultado con los otros lapsos y por último con comparando los resultados de cada rotor.</text:p>
      <text:p text:style-name="P8">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04T06:53:18.862672291</dc:date>
    <meta:editing-duration>PT31M21S</meta:editing-duration>
    <meta:editing-cycles>2</meta:editing-cycles>
    <meta:generator>LibreOffice/5.1.6.2$Linux_X86_64 LibreOffice_project/10m0$Build-2</meta:generator>
    <meta:document-statistic meta:table-count="1" meta:image-count="0" meta:object-count="0" meta:page-count="3" meta:paragraph-count="110" meta:word-count="822" meta:character-count="4648" meta:non-whitespace-character-count="3947"/>
  </office:meta>
</office:document-meta>
</file>